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hyphenate="true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4" style:parent-style-name="Heading1" style:family="paragraph">
      <style:paragraph-properties fo:text-align="center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6" style:parent-style-name="ListParagraph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color="#0F27B1" style:font-size-complex="12.5pt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fo:font-weight="bold" style:font-weight-asian="bold" style:font-weight-complex="bold" fo:color="#000000" style:font-size-complex="12.5pt"/>
    </style:style>
    <style:style style:name="T11" style:parent-style-name="DefaultParagraphFont" style:family="text">
      <style:text-properties fo:font-weight="bold" style:font-weight-asian="bold" style:font-weight-complex="bold" fo:color="#0000CC" style:font-size-complex="12.5pt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color="#0F27B1" style:font-size-complex="12.5pt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color="#0F27B1" style:font-size-complex="12.5pt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15" style:parent-style-name="Normal" style:family="paragraph">
      <style:paragraph-properties fo:text-align="center"/>
    </style:style>
    <style:style style:name="T16" style:parent-style-name="DefaultParagraphFont" style:family="text">
      <style:text-properties fo:font-weight="bold" style:font-weight-asian="bold" style:font-weight-complex="bold" fo:color="#0000CC" style:font-size-complex="12.5pt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0000CC" style:font-size-complex="12.5pt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19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20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23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.5pt"/>
    </style:style>
    <style:style style:name="P24" style:parent-style-name="Normal" style:family="paragraph">
      <style:paragraph-properties fo:text-align="center"/>
    </style:style>
    <style:style style:name="T25" style:parent-style-name="DefaultParagraphFont" style:family="text">
      <style:text-properties fo:font-weight="bold" style:font-weight-asian="bold" style:font-weight-complex="bold" fo:color="#000000" style:font-size-complex="12.5pt"/>
    </style:style>
    <style:style style:name="P26" style:parent-style-name="Normal" style:family="paragraph">
      <style:paragraph-properties fo:text-align="center"/>
    </style:style>
    <style:style style:name="T27" style:parent-style-name="DefaultParagraphFont" style:family="text">
      <style:text-properties fo:color="#000000" style:font-size-complex="12.5pt"/>
    </style:style>
    <style:style style:name="T28" style:parent-style-name="DefaultParagraphFont" style:family="text">
      <style:text-properties fo:font-weight="bold" style:font-weight-asian="bold" fo:color="#0000CC" style:font-size-complex="12.5pt"/>
    </style:style>
    <style:style style:name="T29" style:parent-style-name="DefaultParagraphFont" style:family="text">
      <style:text-properties fo:font-weight="bold" style:font-weight-asian="bold" fo:color="#7030A0"/>
    </style:style>
    <style:style style:name="T30" style:parent-style-name="DefaultParagraphFont" style:family="text">
      <style:text-properties fo:color="#0000CC" style:font-size-complex="12.5pt"/>
    </style:style>
    <style:style style:name="T31" style:parent-style-name="DefaultParagraphFont" style:family="text">
      <style:text-properties fo:color="#000000" style:font-size-complex="12.5pt"/>
    </style:style>
    <style:style style:name="T32" style:parent-style-name="DefaultParagraphFont" style:family="text">
      <style:text-properties style:font-weight-complex="bold" fo:color="#000000" style:font-size-complex="12.5pt"/>
    </style:style>
    <style:style style:name="P33" style:parent-style-name="Normal" style:family="paragraph">
      <style:paragraph-properties fo:text-align="center"/>
    </style:style>
    <style:style style:name="T34" style:parent-style-name="DefaultParagraphFont" style:family="text">
      <style:text-properties style:font-weight-complex="bold" fo:color="#000000" style:font-size-complex="12.5pt"/>
    </style:style>
    <style:style style:name="T35" style:parent-style-name="DefaultParagraphFont" style:family="text">
      <style:text-properties fo:font-weight="bold" style:font-weight-asian="bold" style:font-weight-complex="bold" fo:color="#000000" style:font-size-complex="12.5pt"/>
    </style:style>
    <style:style style:name="T36" style:parent-style-name="DefaultParagraphFont" style:family="text">
      <style:text-properties fo:font-weight="bold" style:font-weight-asian="bold" style:font-weight-complex="bold" fo:color="#0000CC" style:font-size-complex="12.5pt"/>
    </style:style>
    <style:style style:name="T37" style:parent-style-name="DefaultParagraphFont" style:family="text">
      <style:text-properties fo:font-weight="bold" style:font-weight-asian="bold" fo:color="#7030A0"/>
    </style:style>
    <style:style style:name="T38" style:parent-style-name="DefaultParagraphFont" style:family="text">
      <style:text-properties style:font-weight-complex="bold" fo:color="#000000" style:font-size-complex="12.5pt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text-properties fo:hyphenate="true"/>
    </style:style>
    <style:style style:name="P41" style:parent-style-name="Heading1" style:family="paragraph">
      <style:paragraph-properties fo:break-before="page"/>
    </style:style>
    <style:style style:name="TableColumn43" style:family="table-column">
      <style:table-column-properties style:column-width="0.1951in"/>
    </style:style>
    <style:style style:name="TableColumn44" style:family="table-column">
      <style:table-column-properties style:column-width="1.4236in"/>
    </style:style>
    <style:style style:name="TableColumn45" style:family="table-column">
      <style:table-column-properties style:column-width="1.4083in"/>
    </style:style>
    <style:style style:name="TableColumn46" style:family="table-column">
      <style:table-column-properties style:column-width="1.5305in"/>
    </style:style>
    <style:style style:name="TableColumn47" style:family="table-column">
      <style:table-column-properties style:column-width="1.7034in"/>
    </style:style>
    <style:style style:name="Table42" style:family="table">
      <style:table-properties style:width="6.2611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/>
      <style:text-properties fo:font-weight="bold" style:font-weight-asian="bold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  <style:text-properties fo:font-weight="bold" style:font-weight-asian="bold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  <style:text-properties fo:font-weight="bold" style:font-weight-asian="bold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fo:font-weight="bold" style:font-weight-asian="bold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/>
      <style:text-properties fo:font-weight="bold" style:font-weight-asian="bold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fo:font-weight="bold" style:font-weight-asian="bold" fo:color="#0070C0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  <style:text-properties fo:font-weight="bold" style:font-weight-asian="bold" fo:color="#0070C0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  <style:text-properties fo:font-weight="bold" style:font-weight-asian="bold" fo:color="#0070C0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/>
      <style:text-properties fo:font-weight="bold" style:font-weight-asian="bold" fo:color="#0070C0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  <style:text-properties fo:font-weight="bold" style:font-weight-asian="bold" fo:color="#0070C0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  <style:text-properties fo:font-weight="bold" style:font-weight-asian="bold" fo:color="#0070C0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fo:font-weight="bold" style:font-weight-asian="bold" fo:color="#0070C0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/>
      <style:text-properties fo:font-weight="bold" style:font-weight-asian="bold" fo:color="#0070C0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  <style:text-properties fo:font-weight="bold" style:font-weight-asian="bold" fo:color="#0070C0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/>
      <style:text-properties fo:font-weight="bold" style:font-weight-asian="bold" fo:color="#0070C0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  <style:text-properties fo:font-weight="bold" style:font-weight-asian="bold" fo:color="#0070C0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/>
      <style:text-properties fo:font-weight="bold" style:font-weight-asian="bold" fo:color="#0070C0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/>
    </style:style>
    <style:style style:name="T103" style:parent-style-name="DefaultParagraphFont" style:family="text">
      <style:text-properties style:font-name-complex="Calibri" fo:font-weight="bold" style:font-weight-asian="bold" style:font-weight-complex="bold" fo:color="#0000CC" fo:font-size="13pt" style:font-size-asian="13pt" style:font-size-complex="13pt"/>
    </style:style>
    <style:style style:name="T104" style:parent-style-name="DefaultParagraphFont" style:family="text">
      <style:text-properties fo:color="#0F27B1"/>
    </style:style>
    <style:style style:name="TableColumn106" style:family="table-column">
      <style:table-column-properties style:column-width="0.2923in"/>
    </style:style>
    <style:style style:name="TableColumn107" style:family="table-column">
      <style:table-column-properties style:column-width="2.6576in"/>
    </style:style>
    <style:style style:name="TableColumn108" style:family="table-column">
      <style:table-column-properties style:column-width="3.3111in"/>
    </style:style>
    <style:style style:name="Table105" style:family="table">
      <style:table-properties style:width="6.2611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/>
      <style:text-properties fo:font-weight="bold" style:font-weight-asian="bold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  <style:text-properties fo:font-weight="bold" style:font-weight-asian="bold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  <style:text-properties fo:font-weight="bold" style:font-weight-asian="bold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/>
    </style:style>
    <style:style style:name="T121" style:parent-style-name="DefaultParagraphFont" style:family="text">
      <style:text-properties fo:font-weight="bold" style:font-weight-asian="bold" fo:color="#0070C0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</style:style>
    <style:style style:name="T124" style:parent-style-name="DefaultParagraphFont" style:family="text">
      <style:text-properties fo:font-weight="bold" style:font-weight-asian="bold" fo:color="#0070C0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/>
    </style:style>
    <style:style style:name="T130" style:parent-style-name="DefaultParagraphFont" style:family="text">
      <style:text-properties fo:font-weight="bold" style:font-weight-asian="bold" fo:color="#0070C0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</style:style>
    <style:style style:name="T133" style:parent-style-name="DefaultParagraphFont" style:family="text">
      <style:text-properties fo:font-weight="bold" style:font-weight-asian="bold" fo:color="#0070C0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</style:style>
    <style:style style:name="T139" style:parent-style-name="DefaultParagraphFont" style:family="text">
      <style:text-properties fo:font-weight="bold" style:font-weight-asian="bold" fo:color="#0070C0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/>
    </style:style>
    <style:style style:name="T142" style:parent-style-name="DefaultParagraphFont" style:family="text">
      <style:text-properties fo:font-weight="bold" style:font-weight-asian="bold" fo:color="#0070C0"/>
    </style:style>
    <style:style style:name="T143" style:parent-style-name="DefaultParagraphFont" style:family="text">
      <style:text-properties fo:font-weight="bold" style:font-weight-asian="bold" fo:color="#0070C0"/>
    </style:style>
    <style:style style:name="P144" style:parent-style-name="ListParagraph" style:family="paragraph"/>
    <style:style style:name="T145" style:parent-style-name="DefaultParagraphFont" style:family="text">
      <style:text-properties style:font-name-complex="Calibri" fo:font-weight="bold" style:font-weight-asian="bold" style:font-weight-complex="bold" fo:color="#0000CC" fo:font-size="13pt" style:font-size-asian="13pt" style:font-size-complex="13pt"/>
    </style:style>
    <style:style style:name="P146" style:parent-style-name="ListParagraph" style:family="paragraph"/>
    <style:style style:name="T147" style:parent-style-name="DefaultParagraphFont" style:family="text">
      <style:text-properties style:font-name-complex="Calibri" fo:font-weight="bold" style:font-weight-asian="bold" style:font-weight-complex="bold" fo:color="#0000CC" fo:font-size="13pt" style:font-size-asian="13pt" style:font-size-complex="13pt"/>
    </style:style>
    <style:style style:name="P148" style:parent-style-name="ListParagraph" style:family="paragraph"/>
    <style:style style:name="T149" style:parent-style-name="DefaultParagraphFont" style:family="text">
      <style:text-properties style:font-name-complex="Calibri" fo:font-weight="bold" style:font-weight-asian="bold" style:font-weight-complex="bold" fo:color="#0000CC" fo:font-size="13pt" style:font-size-asian="13pt" style:font-size-complex="13pt"/>
    </style:style>
  </office:automatic-styles>
  <office:body>
    <office:text text:use-soft-page-breaks="true">
      <text:p text:style-name="P1"><text:bookmark-start text:name="_Toc92688238"/></text:p>
      <text:p text:style-name="Normal"/>
      <text:p text:style-name="P2">Bid Pack<text:s/></text:p>
      <text:p text:style-name="P3"/>
      <text:h text:style-name="P4" text:outline-level="1">Addendum: Resource types and quantity</text:h>
      <text:p text:style-name="P5">to</text:p>
      <text:list text:style-name="LFO3" text:continue-numbering="true">
        <text:list-item>
          <text:p text:style-name="P6">Statement of Requirements</text:p>
        </text:list-item>
      </text:list>
      <text:p text:style-name="P7"/>
      <text:p text:style-name="P8">&lt;&lt;Insert Procurement Title&gt;&gt;</text:p>
      <text:p text:style-name="P9"><text:span text:style-name="T10">Reference:<text:s/></text:span><text:span text:style-name="T11">&lt;&lt; Insert Event id&gt;&gt;</text:span></text:p>
      <text:p text:style-name="P12"/>
      <text:p text:style-name="P13"/>
      <text:p text:style-name="P14">a ‘call-off further competition’ in relation to<text:s/></text:p>
      <text:p text:style-name="P15"><text:span text:style-name="T16">&lt;&lt;Insert Lot id&gt;&gt; &lt;&lt;Insert Lot Name&gt;&gt;</text:span></text:p>
      <text:p text:style-name="P17">&lt;&lt; Insert<text:s/>Commercial Agreement name&gt;&gt; (&lt;&lt;Insert Commercial Agreement id&gt;&gt;)</text:p>
      <text:p text:style-name="P18"/>
      <text:p text:style-name="P19"/>
      <text:p text:style-name="P20"><text:bookmark-start text:name="_Hlk96322841"/>Contracting Authority<text:s/></text:p>
      <text:p text:style-name="P21">(see 3. Statement of requirements)</text:p>
      <text:p text:style-name="P22"/>
      <text:p text:style-name="P23"/>
      <text:p text:style-name="P24"><text:span text:style-name="T25">Procurement Manager</text:span></text:p>
      <text:p text:style-name="P26"><text:span text:style-name="T27">This procurement is being managed by<text:s/></text:span><text:span text:style-name="T28">&lt;&lt;Insert Managing Organisation Name&gt;&gt;<text:s/></text:span><text:span text:style-name="T29">[Conditional]</text:span><text:span text:style-name="T30"><text:s/></text:span><text:span text:style-name="T31">(the "Procurement Manager") on behalf of the<text:s/></text:span><text:bookmark-start text:name="_Hlk96322543"/><text:span text:style-name="T32">Contracting Authority</text:span></text:p>
      <text:p text:style-name="P33"><text:bookmark-end text:name="_Hlk96322543"/><text:span text:style-name="T34">(Ref:</text:span><text:span text:style-name="T35"><text:s/></text:span><text:span text:style-name="T36">&lt;&lt;Insert Managing Organisation id Type {s/be DUNS}&gt;&gt; &lt;&lt;Insert Managing Organisation id&gt;&gt;</text:span><text:bookmark-start text:name="_Hlk95980520"/><text:span text:style-name="T37">[Conditional]</text:span><text:span text:style-name="T38">)</text:span><text:bookmark-end text:name="_Hlk95980520"/></text:p>
      <text:p text:style-name="P39"/>
      <text:p text:style-name="Normal"><text:bookmark-end text:name="_Hlk96322841"/></text:p>
      <text:p text:style-name="P40"><text:bookmark-start text:name="_Toc95972669"/><text:bookmark-end text:name="_Toc92688238"/></text:p>
      <text:h text:style-name="P41" text:outline-level="1"><text:bookmark-start text:name="_Toc96088678"/><text:soft-page-break/>Resource types and quantity<text:bookmark-end text:name="_Toc96088678"/></text:h>
      <text:p text:style-name="Normal">Resources are required in the following quantities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#</text:p>
          </table:table-cell>
          <table:table-cell table:style-name="TableCell51">
            <text:p text:style-name="P52">DDaT<text:s/>Cluster</text:p>
          </table:table-cell>
          <table:table-cell table:style-name="TableCell53">
            <text:p text:style-name="P54">DDaT Family</text:p>
          </table:table-cell>
          <table:table-cell table:style-name="TableCell55">
            <text:p text:style-name="P56">DDaT Role (at SFIA level)</text:p>
          </table:table-cell>
          <table:table-cell table:style-name="TableCell57">
            <text:p text:style-name="P58">Resource Quantity</text:p>
          </table:table-cell>
        </table:table-row>
        <table:table-row table:style-name="TableRow59">
          <table:table-cell table:style-name="TableCell60">
            <text:p text:style-name="P61">1</text:p>
          </table:table-cell>
          <table:table-cell table:style-name="TableCell62">
            <text:p text:style-name="P63">&lt;&lt;Insert_Cluster_Step_34_Box_1&gt;&gt;</text:p>
          </table:table-cell>
          <table:table-cell table:style-name="TableCell64">
            <text:p text:style-name="P65">&lt;&lt;Insert_Family_Step_34_Box_1&gt;&gt;</text:p>
          </table:table-cell>
          <table:table-cell table:style-name="TableCell66">
            <text:p text:style-name="P67">&lt;&lt;Insert_SFIA_Role_Step_34_Box_1&gt;&gt;</text:p>
          </table:table-cell>
          <table:table-cell table:style-name="TableCell68">
            <text:p text:style-name="P69">&lt;&lt;Insert_SFIA_Role_Qty_Step_34_Box_1&gt;&gt;</text:p>
          </table:table-cell>
        </table:table-row>
        <table:table-row table:style-name="TableRow70">
          <table:table-cell table:style-name="TableCell71">
            <text:p text:style-name="P72">2</text:p>
          </table:table-cell>
          <table:table-cell table:style-name="TableCell73">
            <text:p text:style-name="P74">&lt;&lt;Insert_Cluster_Step_34_Box_2&gt;&gt;</text:p>
          </table:table-cell>
          <table:table-cell table:style-name="TableCell75">
            <text:p text:style-name="P76">&lt;&lt;Insert_Family_Step_34_Box_2&gt;&gt;</text:p>
          </table:table-cell>
          <table:table-cell table:style-name="TableCell77">
            <text:p text:style-name="P78">&lt;&lt;Insert_SFIA_Role_Step_34_Box_2&gt;&gt;</text:p>
          </table:table-cell>
          <table:table-cell table:style-name="TableCell79">
            <text:p text:style-name="P80">&lt;&lt;Insert_SFIA_Role_Qty_Step_34_Box_2&gt;&gt;</text:p>
          </table:table-cell>
        </table:table-row>
        <table:table-row table:style-name="TableRow81">
          <table:table-cell table:style-name="TableCell82">
            <text:p text:style-name="P83">n</text:p>
          </table:table-cell>
          <table:table-cell table:style-name="TableCell84">
            <text:p text:style-name="P85">&lt;&lt;Insert_Cluster_Step_34_Box_n&gt;&gt;</text:p>
          </table:table-cell>
          <table:table-cell table:style-name="TableCell86">
            <text:p text:style-name="P87">&lt;&lt;Insert_Family_Step_34_Box_n&gt;&gt;</text:p>
          </table:table-cell>
          <table:table-cell table:style-name="TableCell88">
            <text:p text:style-name="P89">&lt;&lt;Insert_SFIA_Role_Step_34_Box_n&gt;&gt;</text:p>
          </table:table-cell>
          <table:table-cell table:style-name="TableCell90">
            <text:p text:style-name="P91">&lt;&lt;Insert_SFIA_Role_Qty_Step_34_Box_n&gt;&gt;</text:p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</table:table>
      <text:p text:style-name="Normal"/>
      <text:h text:style-name="Heading1" text:outline-level="1"><text:bookmark-start text:name="_Toc92688243"/><text:bookmark-start text:name="_Toc96088679"/>Security and vetting requirements<text:bookmark-end text:name="_Toc92688243"/><text:bookmark-end text:name="_Toc96088679"/><text:s/></text:h>
      <text:p text:style-name="Normal">A security and vetting clearance of<text:s/><text:span text:style-name="T103">&lt;&lt;Insert_Highest_Vetting_Level_Step_35&gt;&gt;</text:span><text:span text:style-name="T104"><text:s/></text:span>will be required of some (potentially all) staff engaged in the work.</text:p>
      <text:p text:style-name="Normal"/>
      <text:h text:style-name="Heading1" text:outline-level="1"><text:bookmark-start text:name="_Toc96088680"/>Service capabilities<text:bookmark-end text:name="_Toc96088680"/></text:h>
      <text:p text:style-name="Normal">The types of services required have the following classifications</text:p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#</text:p>
          </table:table-cell>
          <table:table-cell table:style-name="TableCell112">
            <text:p text:style-name="P113">Service domain</text:p>
          </table:table-cell>
          <table:table-cell table:style-name="TableCell114">
            <text:p text:style-name="P115">Service capability</text:p>
          </table:table-cell>
        </table:table-row>
        <table:table-row table:style-name="TableRow116">
          <table:table-cell table:style-name="TableCell117">
            <text:p text:style-name="P118">1</text:p>
          </table:table-cell>
          <table:table-cell table:style-name="TableCell119">
            <text:p text:style-name="P120"><text:span text:style-name="T121">&lt;&lt;Insert_ServCap_Dom_Step_36-#1 &gt;&gt;</text:span></text:p>
          </table:table-cell>
          <table:table-cell table:style-name="TableCell122">
            <text:p text:style-name="P123"><text:span text:style-name="T124">&lt;&lt;Insert_ServCap_Capab_36-#1 &gt;&gt;</text:span></text:p>
          </table:table-cell>
        </table:table-row>
        <table:table-row table:style-name="TableRow125">
          <table:table-cell table:style-name="TableCell126">
            <text:p text:style-name="P127">2</text:p>
          </table:table-cell>
          <table:table-cell table:style-name="TableCell128">
            <text:p text:style-name="P129"><text:span text:style-name="T130">&lt;&lt;Insert_ServCap_Dom_Step_36-#2 &gt;&gt;</text:span></text:p>
          </table:table-cell>
          <table:table-cell table:style-name="TableCell131">
            <text:p text:style-name="P132"><text:span text:style-name="T133">&lt;&lt;Insert_ServCap_Capab_36-#2 &gt;&gt;</text:span></text:p>
          </table:table-cell>
        </table:table-row>
        <table:table-row table:style-name="TableRow134">
          <table:table-cell table:style-name="TableCell135">
            <text:p text:style-name="P136">n</text:p>
          </table:table-cell>
          <table:table-cell table:style-name="TableCell137">
            <text:p text:style-name="P138"><text:span text:style-name="T139">&lt;&lt;Insert_ServCap_Dom_Step_36-#n &gt;&gt;</text:span></text:p>
          </table:table-cell>
          <table:table-cell table:style-name="TableCell140">
            <text:p text:style-name="P141"><text:span text:style-name="T142">&lt;&lt;Insert_ServCap_Capab_36-#n</text:span><text:span text:style-name="T143"><text:s/>&gt;&gt;</text:span></text:p>
          </table:table-cell>
        </table:table-row>
      </table:table>
      <text:p text:style-name="Normal"><text:s/></text:p>
      <text:h text:style-name="Heading1" text:outline-level="1"><text:bookmark-start text:name="_Toc96088681"/>Location<text:bookmark-end text:name="_Toc96088681"/></text:h>
      <text:p text:style-name="Normal">The services are to be provided in the following location(s):</text:p>
      <text:list text:style-name="LFO4" text:continue-numbering="true">
        <text:list-item>
          <text:p text:style-name="P144"><text:span text:style-name="T145">&lt;&lt;Insert_Locations_Step_38_#1&gt;&gt;</text:span></text:p>
        </text:list-item>
        <text:list-item>
          <text:p text:style-name="P146"><text:span text:style-name="T147">&lt;&lt;Insert_Locations_Step_38_#2&gt;&gt;</text:span></text:p>
        </text:list-item>
        <text:list-item>
          <text:p text:style-name="P148"><text:span text:style-name="T149">&lt;&lt;Insert_Locations_Step_38_#n&gt;&gt;</text:span><text:bookmark-end text:name="_Toc95972669"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font-weight="bold" style:font-weight-asian="bol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font-weight="bold" style:font-weight-asian="bold" fo:color="#1F3763" style:font-size-complex="12.5pt" fo:hyphenate="false"/>
    </style:style>
    <style:style style:name="Normal" style:display-name="Normal" style:family="paragraph">
      <style:text-properties fo:font-size="12.5pt" style:font-size-asian="12.5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weight="bold" style:font-weight-asian="bold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font-weight="bold" style:font-weight-asian="bold" fo:font-size="13pt" style:font-size-asian="13pt" style:font-size-complex="13pt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line-height="101%"/>
      <style:text-properties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font-weight="bold" style:font-weight-asian="bold" fo:color="#1F3763" fo:font-size="12.5pt" style:font-size-asian="12.5pt" style:font-size-complex="12.5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en" style:country-asian="GB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an Turner</meta:initial-creator>
    <dc:creator>Ian Turner</dc:creator>
    <meta:creation-date>2022-02-24T07:54:00Z</meta:creation-date>
    <dc:date>2022-02-24T07:59:00Z</dc:date>
    <meta:template xlink:href="Normal" xlink:type="simple"/>
    <meta:editing-cycles>5</meta:editing-cycles>
    <meta:editing-duration>PT240S</meta:editing-duration>
    <meta:document-statistic meta:page-count="2" meta:paragraph-count="3" meta:word-count="287" meta:character-count="1923" meta:row-count="13" meta:non-whitespace-character-count="1639"/>
  </office:meta>
</office:document-meta>
</file>